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text-properties style:font-name="DejaVu Sans Condensed" fo:font-size="32pt" style:font-size-asian="32pt" style:font-size-complex="32pt"/>
    </style:style>
    <style:style style:name="P2" style:family="paragraph">
      <style:text-properties style:font-name="DejaVu Sans Condensed"/>
    </style:style>
    <style:style style:name="P3" style:family="paragraph">
      <loext:graphic-properties draw:fill-color="#ffffff"/>
      <style:text-properties style:font-name="DejaVu Sans Condensed"/>
    </style:style>
    <style:style style:name="P4" style:family="paragraph">
      <loext:graphic-properties draw:fill-color="#ffffff"/>
    </style:style>
    <style:style style:name="P5" style:family="paragraph">
      <style:text-properties style:font-name="DejaVu Sans Condensed" fo:font-size="28pt" style:font-size-asian="28pt" style:font-size-complex="28pt"/>
    </style:style>
    <style:style style:name="P6" style:family="paragraph">
      <style:text-properties style:font-name="DejaVu Sans Condensed" fo:font-size="22pt" style:font-size-asian="22pt" style:font-size-complex="2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DejaVu Sans Condensed" fo:font-size="32pt" style:font-size-asian="32pt" style:font-size-complex="32pt"/>
    </style:style>
    <style:style style:name="T2" style:family="text">
      <style:text-properties style:font-name="DejaVu Sans Condensed"/>
    </style:style>
    <style:style style:name="T3" style:family="text"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DejaVu Sans Condensed" fo:font-size="28pt" style:font-size-asian="28pt" style:font-size-complex="28pt"/>
    </style:style>
    <style:style style:name="T5" style:family="text">
      <style:text-properties style:font-name="DejaVu Sans Condensed" fo:font-size="22pt" style:font-size-asian="22pt" style:font-size-complex="22pt"/>
    </style:style>
    <style:style style:name="T6" style:family="text"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DejaVu Sans Condensed" fo:font-size="18pt" style:font-size-asian="18pt" style:font-size-complex="18pt"/>
    </style:style>
    <style:style style:name="T8" style:family="text">
      <style:text-properties style:font-name="DejaVu Sans Condens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" style:family="text">
      <style:text-properties style:font-name="DejaVu Sans Condensed"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omparación de agendas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Sección “El país” de Página 12 – sección “Política” de La Nació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genda 1° de Abril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3">Página 12:</text:span></text:p>
              </text:list-header>
              <text:list-item>
                <text:p text:style-name="P5"><text:span text:style-name="T4">Cantidad de notas: 22 (sección “El país”)</text:span></text:p>
              </text:list-item>
              <text:list-item>
                <text:p text:style-name="P5"><text:span text:style-name="T4">Tópicos estimados: 16</text:span></text:p>
                <text:p text:style-name="P5"><text:span text:style-name="T4"/></text:p>
                <text:p text:style-name="P5"><text:span text:style-name="T3">La Nación:</text:span></text:p>
              </text:list-item>
              <text:list-item>
                <text:p text:style-name="P5"><text:span text:style-name="T4">Cantidad de notas: 28 (sección “Política”)</text:span></text:p>
              </text:list-item>
              <text:list-item>
                <text:p text:style-name="P5"><text:span text:style-name="T4">Tópicos estimados: 18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La Nación: tópicos con más notas asociadas.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6"><text:span text:style-name="T5">abril de, pic twitter, pic, twitter com, twitter, democracia, de abril, de 2017, marcha, la marcha, com, la democracia, abril, ciudades del, apoyo, participó de, se realizó, rosario, vuelven, consignas.</text:span></text:p>
              </text:list-item>
              <text:list-item>
                <text:p text:style-name="P6"><text:span text:style-name="T5">docentes, vidal, docente, gremios, paro, los gremios, paros, conflicto, ctera, los docentes, conflicto docente, de vidal, escuelas, jurisdicción, escuela pública, chicos, paritaria, días de, salarial, la provinc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ágina 12: tópicos con más notas asociadas.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6"><text:span text:style-name="T5">paro, la cgt, cgt, masa, la huelga, paro general, al paro, un paro, huelga, sindical, cronograma, jueves, daer, va tener, desocupación, del paro, la central, paros, lunes en, la matanza.</text:span></text:p>
              </text:list-item>
              <text:list-item>
                <text:p text:style-name="P6"><text:span text:style-name="T5">jubilados, promesas, 50 mil, afirmó que, llega al, ganan, bonaerense maría, mostrarse, al intendente, tiempo pero, los plazos, no llegó, de empleo, gobernadora bonaerense, tono de, maravilloso, faltó, sentirse, préstamos, mil pesos.</text:span></text:p>
              </text:list-item>
              <text:list-item>
                <text:p text:style-name="P6"><text:span text:style-name="T5">cambiemos, del máximo, órgano, convención, continuidad de, autoridades del, radicalismo, habrá un, incluida, cambiemos en, un llamado, el comité, la continuidad, distritos, adhesión, radicales, aseguraron, el macrismo, las provincias, nacional 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omparación: algunos tópicos exclusivos</text:span></text:p>
          </draw:text-box>
        </draw:frame>
        <draw:frame presentation:style-name="pr4" draw:text-style-name="P6" draw:layer="layout" svg:width="25.199cm" svg:height="15.286cm" svg:x="1.4cm" svg:y="4.914cm" presentation:class="outline" presentation:user-transformed="true">
          <draw:text-box>
            <text:list text:style-name="L3">
              <text:list-header>
                <text:p text:style-name="P6"><text:span text:style-name="T5">Tópicos exclusivos de </text:span><text:span text:style-name="T6">La Nación</text:span><text:span text:style-name="T5">:</text:span></text:p>
              </text:list-header>
              <text:list-item>
                <text:p text:style-name="P6"><text:span text:style-name="T7">la anses, scioli, anses, investiga, pérez, el fiscal, de administración, caballito, enriquecimiento, ilícito, investigan, presunto, lavado de, acusación, compra de, lavado, de corrupción, casos de, de gabinete, compra.</text:span></text:p>
              </text:list-item>
              <text:list-item>
                <text:p text:style-name="P6"><text:span text:style-name="T7">malvinas, caídos, cuerpos, news, los cuerpos, falsa, la convención, de naciones, convención, del mar, noticia, islas, hallazgo, día de, naciones unidas, day, isla, unidas, naciones, veterano.</text:span></text:p>
                <text:p text:style-name="P6"><text:span text:style-name="T5">Tópicos exclusivos de </text:span><text:span text:style-name="T6">Página 12</text:span><text:span text:style-name="T5">:</text:span></text:p>
              </text:list-item>
              <text:list-item>
                <text:p text:style-name="P6"><text:span text:style-name="T7">nora, su hermano, hermano, abuelas de, abuelas, de plaza, claudia, plaza de, plaza, marcelo, de mayo, clandestino, de 1976, supo que, genocidas, sus familiares, nacida, mayo el, se llevaron, salud la.</text:span></text:p>
              </text:list-item>
              <text:list-item>
                <text:p text:style-name="P6"><text:span text:style-name="T7">comedor, de lanús, de seguridad, lanús, policías, persecución, los policías, diego, gas, niños, chicos que, policial, fuerzas de, la represión, distrito, la diputada, la gobernadora, gobernadora, represión, diputa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mparación de un tópico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6"><text:span text:style-name="T8">Odebrecht</text:span><text:span text:style-name="T9"> según </text:span><text:span text:style-name="T8">La Nación:</text:span></text:p>
              </text:list-header>
              <text:list-item>
                <text:p text:style-name="P6"><text:span text:style-name="T5">arribas, transferencias, afi, gustavo arribas, corral, la afi, juez, el juez, gustavo, leonardo, una cuenta, brasil, odebrecht, brasileño, en brasil, transferencia, suiza, delgado, sobornos, el fiscal.</text:span></text:p>
              </text:list-item>
              <text:list-item>
                <text:p text:style-name="P6"><text:span text:style-name="T5">odebrecht, sarmiento, lópez, obras públicas, la unidad, josé, públicas, unidad, ben, kirchner, el fiscal, delgado, de obras, cristina kirchner, obras, us, cristina, la reunión, corrupción, millonaria.</text:span></text:p>
                <text:p text:style-name="P6"><text:span text:style-name="T8">Odebrecht</text:span><text:span text:style-name="T9"> según </text:span><text:span text:style-name="T8">Página 12:</text:span></text:p>
              </text:list-item>
              <text:list-item>
                <text:p text:style-name="P6"><text:span text:style-name="T5">arribas, transferencias, delgado, odebrecht, juez, brasil, en brasil, corral, transferencia, dólares, el juez, transferencia de, información, causa, coimas, septiembre de, de 2013, 70, la causa, la cuen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genda Abril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3">Página 12:</text:span></text:p>
              </text:list-header>
              <text:list-item>
                <text:p text:style-name="P5"><text:span text:style-name="T4">Cantidad de notas: 826 (sección “El país”)</text:span></text:p>
              </text:list-item>
              <text:list-item>
                <text:p text:style-name="P5"><text:span text:style-name="T4">Tópicos estimados: 59</text:span></text:p>
                <text:p text:style-name="P5"><text:span text:style-name="T4"/></text:p>
                <text:p text:style-name="P5"><text:span text:style-name="T3">La Nación:</text:span></text:p>
              </text:list-item>
              <text:list-item>
                <text:p text:style-name="P5"><text:span text:style-name="T4">Cantidad de notas: 1059 (sección “Política”)</text:span></text:p>
              </text:list-item>
              <text:list-item>
                <text:p text:style-name="P5"><text:span text:style-name="T4">Tópicos estimados: 59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La Nación: tópicos con más notas asociadas.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6"><text:span text:style-name="T5">docentes, los docentes, docente, vidal, paro, conflicto docente, conflicto, baradel, suteba, roberto baradel, docentes de, de paro, de suteba, gremios, roberto, docente más, paro vidal, carpa, baradel el, vidal tras.</text:span></text:p>
              </text:list-item>
              <text:list-item>
                <text:p text:style-name="P6"><text:span text:style-name="T5">santa cruz, cruz, santa, alicia, kirchner, en santa, de santa, crisis política, jubilados, crisis, acuerdo con, política en, los fondos, fondos, la provincia, un acuerdo, la gobernación, gobernación, gallegos, gobernadora.</text:span></text:p>
              </text:list-item>
              <text:list-item>
                <text:p text:style-name="P6"><text:span text:style-name="T5">trump, uu, ee uu, ee, de ee, macri en, en estados, los estados, queremos, donald, donald trump, con trump, de trump, en ee, de negocios, que trump, negocios, macri los, wall, unidos 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ágina 12: tópicos con más notas asociadas.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6"><text:span text:style-name="T5">docentes, represión, los docentes, maestros, la </text:span><text:span text:style-name="T6">represión</text:span><text:span text:style-name="T5">, los maestros, ctera, carpa, permiso, congreso, repudio, domingo, al congreso, gobierno porteño, instalar, la paritaria, paritaria, porteño, el domingo, protesta.</text:span></text:p>
              </text:list-item>
              <text:list-item>
                <text:p text:style-name="P6"><text:span text:style-name="T5">policía, la policía, policías, los policías, policial, de seguridad, comedor, comisaría, efectivos, la comisaría, vecinos, los vecinos, de lanús, lanús, personal, policía federal, la fuerza, agentes, los agentes, policiales.</text:span></text:p>
              </text:list-item>
              <text:list-item>
                <text:p text:style-name="P6"><text:span text:style-name="T5">paro, el paro, la medida, paro general, un paro, medida, de fuerza, medida de, al paro, la cgt, cgt, del paro, fuerza, la huelga, huelga, transporte, jueves, trabajadores, los trabajadores, protes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8:19:11.469630173</meta:creation-date>
    <dc:date>2017-06-25T19:05:16.725829394</dc:date>
    <meta:editing-duration>PT12S</meta:editing-duration>
    <meta:editing-cycles>1</meta:editing-cycles>
    <meta:document-statistic meta:object-count="57"/>
    <meta:generator>LibreOffice/4.4.6.3$Linux_X86_64 LibreOffice_project/40m0$Build-3</meta:generator>
  </office:meta>
</office:document-meta>
</file>